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OpenSymbol" svg:font-family="OpenSymbol"/>
    <style:font-face style:name="Source Code Pro" svg:font-family="'Source Code Pro', monospace"/>
    <style:font-face style:name="Tahoma1" svg:font-family="Tahoma"/>
    <style:font-face style:name="consolas" svg:font-family="consolas, 'Liberation Mono', courier, monospace"/>
    <style:font-face style:name="inherit" svg:font-family="inherit"/>
    <style:font-face style:name="monospace" svg:font-family="monospace, Menlo, Consolas"/>
    <style:font-face style:name="monospace1" svg:font-family="monospace, monospace"/>
    <style:font-face style:name="sans-serif" svg:font-family="sans-serif"/>
    <style:font-face style:name="tahoma" svg:font-family="tahom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6" style:family="table">
      <style:table-properties style:width="20.135cm" table:align="margins"/>
    </style:style>
    <style:style style:name="Tabela6.A" style:family="table-column">
      <style:table-column-properties style:column-width="4.551cm" style:rel-column-width="14812*"/>
    </style:style>
    <style:style style:name="Tabela6.B" style:family="table-column">
      <style:table-column-properties style:column-width="15.584cm" style:rel-column-width="50723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7" style:family="table">
      <style:table-properties style:width="20.135cm" table:align="margins"/>
    </style:style>
    <style:style style:name="Tabela7.A" style:family="table-column">
      <style:table-column-properties style:column-width="4.551cm" style:rel-column-width="14812*"/>
    </style:style>
    <style:style style:name="Tabela7.B" style:family="table-column">
      <style:table-column-properties style:column-width="15.584cm" style:rel-column-width="50723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fo:padding="0.097cm" fo:border="0.002cm solid #000000"/>
    </style:style>
    <style:style style:name="Tabela8" style:family="table">
      <style:table-properties style:width="20.135cm" table:align="margins"/>
    </style:style>
    <style:style style:name="Tabela8.A" style:family="table-column">
      <style:table-column-properties style:column-width="4.524cm" style:rel-column-width="14725*"/>
    </style:style>
    <style:style style:name="Tabela8.B" style:family="table-column">
      <style:table-column-properties style:column-width="15.61cm" style:rel-column-width="50810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fo:padding="0.097cm" fo:border="0.002cm solid #000000"/>
    </style:style>
    <style:style style:name="Tabela1" style:family="table">
      <style:table-properties style:width="20.135cm" table:align="margins"/>
    </style:style>
    <style:style style:name="Tabela1.A" style:family="table-column">
      <style:table-column-properties style:column-width="4.549cm" style:rel-column-width="14806*"/>
    </style:style>
    <style:style style:name="Tabela1.B" style:family="table-column">
      <style:table-column-properties style:column-width="15.586cm" style:rel-column-width="50729*"/>
    </style:style>
    <style:style style:name="Tabela1.1" style:family="table-row">
      <style:table-row-properties style:min-row-height="24.55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000000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fo:background-color="#ffffff">
        <style:background-image/>
      </style:paragraph-properties>
    </style:style>
    <style:style style:name="P10" style:family="paragraph" style:parent-style-name="Standard">
      <style:paragraph-properties fo:text-align="start" style:justify-single-word="false" fo:background-color="#ffffff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12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 fo:background-color="#99cc99">
        <style:background-image/>
      </style:paragraph-properties>
    </style:style>
    <style:style style:name="P15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color="#000000"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color="#000000" fo:font-weight="normal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 fo:background-color="#99cc99">
        <style:background-image/>
      </style:paragraph-properties>
    </style:style>
    <style:style style:name="P18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fo:color="#000000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 fo:background-color="#ffffcc">
        <style:background-image/>
      </style:paragraph-properties>
    </style:style>
    <style:style style:name="P21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background-color="#ffffcc"/>
    </style:style>
    <style:style style:name="P22" style:family="paragraph" style:parent-style-name="Standard">
      <style:paragraph-properties fo:text-align="center" style:justify-single-word="false" fo:background-color="#ffffcc">
        <style:background-image/>
      </style:paragraph-properties>
    </style:style>
    <style:style style:name="P23" style:family="paragraph" style:parent-style-name="Text_20_body">
      <style:paragraph-properties fo:text-align="center" style:justify-single-word="false" fo:background-color="#ffffcc">
        <style:background-image/>
      </style:paragraph-properties>
    </style:style>
    <style:style style:name="P24" style:family="paragraph" style:parent-style-name="Text_20_body">
      <style:paragraph-properties fo:text-align="center" style:justify-single-word="false" fo:background-color="#ffffcc">
        <style:background-image/>
      </style:paragraph-properties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center" style:justify-single-word="false" fo:background-color="#99ccff">
        <style:background-image/>
      </style:paragraph-properties>
    </style:style>
    <style:style style:name="P31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 fo:background-color="#0000ff">
        <style:background-image/>
      </style:paragraph-properties>
    </style:style>
    <style:style style:name="P33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 fo:background-color="#99cc99">
        <style:background-image/>
      </style:paragraph-properties>
    </style:style>
    <style:style style:name="P36" style:family="paragraph" style:parent-style-name="Table_20_Contents">
      <style:paragraph-properties fo:text-align="start" style:justify-single-word="false" fo:background-color="#99cc99">
        <style:background-image/>
      </style:paragraph-properties>
    </style:style>
    <style:style style:name="P37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color="#000000" fo:font-weight="bold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color="#000000" fo:font-weight="bold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color="#000000" fo:font-weight="normal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font-weight="normal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weight="bold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44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/>
    </style:style>
    <style:style style:name="P45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fo:font-weight="normal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47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fo:font-weight="bold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0000"/>
    </style:style>
    <style:style style:name="P50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0000" fo:font-weight="normal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0066" fo:font-weight="normal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fo:font-weight="bol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 fo:background-color="#ff66cc">
        <style:background-image/>
      </style:paragraph-properties>
      <style:text-properties fo:font-weight="bold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 fo:background-color="#cc66ff">
        <style:background-image/>
      </style:paragraph-properties>
      <style:text-properties fo:font-weight="bold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 fo:background-color="#ffcc00">
        <style:background-image/>
      </style:paragraph-properties>
      <style:text-properties fo:font-weight="bold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 fo:background-color="#ff9999">
        <style:background-image/>
      </style:paragraph-properties>
    </style:style>
    <style:style style:name="P57" style:family="paragraph" style:parent-style-name="Table_20_Contents">
      <style:paragraph-properties fo:text-align="start" style:justify-single-word="false" fo:background-color="#ff9999">
        <style:background-image/>
      </style:paragraph-properties>
      <style:text-properties fo:color="#000000" fo:font-weight="normal" style:font-weight-asian="normal" style:font-weight-complex="normal"/>
    </style:style>
    <style:style style:name="P58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59" style:family="paragraph" style:parent-style-name="Preformatted_20_Text">
      <style:paragraph-properties fo:text-align="start" style:justify-single-word="false" fo:background-color="#ffffff">
        <style:background-image/>
      </style:paragraph-properties>
    </style:style>
    <style:style style:name="P60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ff0000"/>
    </style:style>
    <style:style style:name="P61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fo:font-weight="normal" style:font-weight-asian="normal" style:font-weight-complex="normal"/>
    </style:style>
    <style:style style:name="P62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63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eeeeee" fo:padding="0cm" fo:border="none">
        <style:background-image/>
      </style:paragraph-properties>
    </style:style>
    <style:style style:name="P64" style:family="paragraph" style:parent-style-name="Preformatted_20_Text">
      <style:paragraph-properties fo:margin-top="0cm" fo:margin-bottom="0cm" fo:text-align="start" style:justify-single-word="false" fo:orphans="2" fo:widows="2" fo:background-color="#eff0f1" fo:padding="0cm" fo:border="none">
        <style:background-image/>
      </style:paragraph-properties>
    </style:style>
    <style:style style:name="P65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eeeeee" fo:padding="0cm" fo:border="none">
        <style:background-image/>
      </style:paragraph-properties>
    </style:style>
    <style:style style:name="P66" style:family="paragraph" style:parent-style-name="Preformatted_20_Text">
      <style:paragraph-properties fo:orphans="2" fo:widows="2" fo:background-color="#f0f0f0">
        <style:background-image/>
      </style:paragraph-properties>
    </style:style>
    <style:style style:name="P67" style:family="paragraph" style:parent-style-name="Preformatted_20_Text">
      <style:paragraph-properties fo:margin-top="0cm" fo:margin-bottom="0.499cm" fo:orphans="2" fo:widows="2" fo:background-color="#f0f0f0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Source Code Pro" fo:letter-spacing="normal" fo:font-style="normal" fo:font-weight="bold"/>
    </style:style>
    <style:style style:name="T9" style:family="text">
      <style:text-properties fo:font-variant="normal" fo:text-transform="none" fo:color="#000000" style:font-name="Source Code Pro" fo:letter-spacing="normal" fo:font-style="normal" fo:font-weight="normal"/>
    </style:style>
    <style:style style:name="T10" style:family="text">
      <style:text-properties fo:font-variant="normal" fo:text-transform="none" fo:color="#708090" style:font-name="Consolas" fo:font-size="12pt" fo:letter-spacing="normal" fo:font-style="normal" fo:font-weight="normal" fo:background-color="transparent"/>
    </style:style>
    <style:style style:name="T11" style:family="text">
      <style:text-properties fo:font-variant="normal" fo:text-transform="none" fo:color="#0077aa" style:font-name="Consolas" fo:font-size="12pt" fo:letter-spacing="normal" fo:font-style="normal" fo:font-weight="normal" fo:background-color="transparent"/>
    </style:style>
    <style:style style:name="T12" style:family="text">
      <style:text-properties fo:font-variant="normal" fo:text-transform="none" fo:color="#333333" style:font-name="Consolas" fo:font-size="12pt" fo:letter-spacing="normal" fo:font-style="normal" fo:font-weight="normal" fo:background-color="transparent"/>
    </style:style>
    <style:style style:name="T13" style:family="text">
      <style:text-properties fo:font-variant="normal" fo:text-transform="none" fo:color="#333333" style:font-name="sans-serif" fo:font-size="12.75pt" fo:letter-spacing="normal" fo:font-style="normal"/>
    </style:style>
    <style:style style:name="T14" style:family="text">
      <style:text-properties fo:font-variant="normal" fo:text-transform="none" fo:color="#333333" style:font-name="consolas" fo:font-size="12pt" fo:letter-spacing="normal" fo:font-style="normal" fo:background-color="transparent"/>
    </style:style>
    <style:style style:name="T15" style:family="text">
      <style:text-properties fo:font-variant="normal" fo:text-transform="none" fo:color="#333333" style:font-name="consolas" fo:font-size="12pt" fo:letter-spacing="normal" fo:font-style="italic" fo:background-color="transparent"/>
    </style:style>
    <style:style style:name="T16" style:family="text">
      <style:text-properties fo:font-variant="normal" fo:text-transform="none" fo:color="#a67f59" style:font-name="Consolas" fo:font-size="12pt" fo:letter-spacing="normal" fo:font-style="normal" fo:font-weight="normal" fo:background-color="transparent"/>
    </style:style>
    <style:style style:name="T17" style:family="text">
      <style:text-properties fo:font-variant="normal" fo:text-transform="none" fo:color="#990055" style:font-name="Consolas" fo:font-size="12pt" fo:letter-spacing="normal" fo:font-style="normal" fo:font-weight="normal" fo:background-color="transparent"/>
    </style:style>
    <style:style style:name="T18" style:family="text">
      <style:text-properties fo:font-variant="normal" fo:text-transform="none" fo:color="#999999" style:font-name="Consolas" fo:font-size="12pt" fo:letter-spacing="normal" fo:font-style="normal" fo:font-weight="normal" fo:background-color="transparent"/>
    </style:style>
    <style:style style:name="T19" style:family="text">
      <style:text-properties fo:font-variant="normal" fo:text-transform="none" fo:color="#008800" style:font-name="Source Code Pro" fo:letter-spacing="normal" fo:font-style="normal" fo:font-weight="normal"/>
    </style:style>
    <style:style style:name="T20" style:family="text">
      <style:text-properties fo:font-variant="normal" fo:text-transform="none" fo:color="#888888" style:font-name="Source Code Pro" fo:letter-spacing="normal" fo:font-style="normal" fo:font-weight="normal"/>
    </style:style>
    <style:style style:name="T21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22" style:family="text">
      <style:text-properties fo:font-variant="normal" fo:text-transform="none" fo:color="#303336" style:font-name="Consolas1" fo:font-size="9.75pt" fo:letter-spacing="normal" fo:font-style="normal" fo:font-weight="normal" fo:background-color="#eff0f1"/>
    </style:style>
    <style:style style:name="T23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24" style:family="text">
      <style:text-properties fo:font-variant="normal" fo:text-transform="none" fo:color="#303336" fo:letter-spacing="normal" fo:background-color="#eff0f1"/>
    </style:style>
    <style:style style:name="T25" style:family="text">
      <style:text-properties fo:font-variant="normal" fo:text-transform="none" fo:color="#7d2727" style:font-name="inherit" fo:font-size="9.75pt" fo:letter-spacing="normal" fo:font-style="normal" fo:font-weight="normal" fo:background-color="#eff0f1"/>
    </style:style>
    <style:style style:name="T26" style:family="text">
      <style:text-properties fo:font-variant="normal" fo:text-transform="none" fo:color="#2b91af" style:font-name="inherit" fo:font-size="9.75pt" fo:letter-spacing="normal" fo:font-style="normal" fo:font-weight="normal" fo:background-color="#eff0f1"/>
    </style:style>
    <style:style style:name="T27" style:family="text">
      <style:text-properties fo:font-variant="normal" fo:text-transform="none" fo:color="#161c20" style:font-name="Times New Roman" fo:font-size="12pt" fo:letter-spacing="normal" fo:font-style="normal" fo:font-weight="bold" style:font-size-asian="12pt" style:font-size-complex="12pt"/>
    </style:style>
    <style:style style:name="T28" style:family="text">
      <style:text-properties fo:font-variant="normal" fo:text-transform="none" fo:color="#161c2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161c20" style:font-name="Times New Roman" fo:font-size="12pt" fo:letter-spacing="normal" fo:font-style="normal" style:font-size-asian="12pt" style:font-size-complex="12pt"/>
    </style:style>
    <style:style style:name="T30" style:family="text">
      <style:text-properties fo:font-variant="normal" fo:text-transform="none" fo:color="#161c20" style:font-name="monospace1" fo:font-size="10.5pt" fo:letter-spacing="normal" fo:font-style="normal" fo:font-weight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cc66ff"/>
    </style:style>
    <style:style style:name="T33" style:family="text">
      <style:text-properties fo:color="#cc66ff" fo:font-weight="normal" style:font-weight-asian="normal" style:font-weight-complex="normal"/>
    </style:style>
    <style:style style:name="T34" style:family="text">
      <style:text-properties fo:background-color="#ff0066"/>
    </style:style>
    <style:style style:name="T35" style:family="text">
      <style:text-properties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1">Arrays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5">[Index] and .length</text:p>
            <text:p text:style-name="P5">(metoda)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5">.split()</text:p>
            <text:p text:style-name="P5"/>
            <text:p text:style-name="P5"/>
            <text:p text:style-name="P5"/>
            <text:p text:style-name="P55">.reverse()</text:p>
            <text:p text:style-name="P55">.join()</text:p>
            <text:p text:style-name="P5"/>
            <text:p text:style-name="P5"/>
            <text:p text:style-name="P55">push(value) and pop()</text:p>
            <text:p text:style-name="P5">(metoda)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5">shift() and unshift()</text:p>
            <text:p text:style-name="P5"><text:soft-page-break/>(metoda)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5">slice() and indexOf()</text:p>
            <text:p text:style-name="P5">(metoda)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5">Math.max()</text:p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5"/>
            <text:p text:style-name="P5"/>
            <text:p text:style-name="P5"/>
            <text:p text:style-name="P19">Arrays pitfalls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pan text:style-name="T13">Math.min()</text:span> </text:p>
          </table:table-cell>
          <table:table-cell table:style-name="Tabela1.B1" office:value-type="string">
            <text:p text:style-name="P16">Tablica - pewna ilość takich samych lub różnych wartości.</text:p>
            <text:p text:style-name="P16">Kolekcja – Arrays – Tablica = to jest to samo</text:p>
            <text:p text:style-name="P6"/>
            <text:p text:style-name="P6">let names =[‘Cassandra’, ‘Kasia’, ‘Amely’];</text:p>
            <text:p text:style-name="P6">let promoCodes = [ 123, 555, ‘swieta-18’] </text:p>
            <text:p text:style-name="P6">let namesArray = [‘Kasia’, ‘Ewa’], [‘Elison’, ‘Amy’], [‘Karina’, ‘Zuhra’], ‘Zosia’, 777];</text:p>
            <text:p text:style-name="P6"/>
            <text:p text:style-name="P6">Inne sposoby deklarowania tablicy:</text:p>
            <text:p text:style-name="P6"/>
            <text:p text:style-name="P6">let names = []; </text:p>
            <text:p text:style-name="P6">let names = [‘Kasia’, ‘Alejna’]; </text:p>
            <text:p text:style-name="P6">let names = new Array(); </text:p>
            <text:p text:style-name="P6">let names = new Array(‘Kasia’, ‘Alejna’);</text:p>
            <text:p text:style-name="P6"/>
            <text:p text:style-name="P6">Indeks tablic i długość</text:p>
            <text:p text:style-name="P6">Aby uzyskać dostęp do elementu w tablicy, używamy wyrażenia <text:span text:style-name="T1">[indeks]</text:span>. </text:p>
            <text:p text:style-name="P6">let names = ['Kasia', 'Ewa'];</text:p>
            <text:p text:style-name="P6"><text:s/>names [0]; // "Kasia"</text:p>
            <text:p text:style-name="P6"/>
            <text:p text:style-name="P6"><text:span text:style-name="T1">.length</text:span> - pokazuje ilość elementów w tablicy</text:p>
            <text:p text:style-name="P6">names.length // 2</text:p>
            <text:p text:style-name="P6"/>
            <text:p text:style-name="P6">let names = ['Kasia', 'Ewa'];</text:p>
            <text:p text:style-name="P6"/>
            <text:p text:style-name="P57"><text:s/>name[name.length -1]; <text:s text:c="2"/>- zwraca ostatni element tablicy</text:p>
            <text:p text:style-name="P6"/>
            <text:p text:style-name="P6"/>
            <text:p text:style-name="P6">var str = 'The quick brown fox jumps over the lazy dog.';</text:p>
            <text:p text:style-name="P6"/>
            <text:p text:style-name="P7">return str.split(' ').length; // 9</text:p>
            <text:p text:style-name="P6"/>
            <text:p text:style-name="P61"><text:span text:style-name="Source_20_Text"><text:span text:style-name="T28">join – </text:span></text:span><text:span text:style-name="Source_20_Text"><text:span text:style-name="T29">tworzy i zwraca nowy łańcuch</text:span></text:span></text:p>
            <text:p text:style-name="P61"><text:span text:style-name="Source_20_Text"><text:span text:style-name="T28">reverse –</text:span></text:span><text:span text:style-name="Source_20_Text"><text:span text:style-name="T29"> odwraca usład w tablicy</text:span></text:span></text:p>
            <text:p text:style-name="P61"><text:span text:style-name="Source_20_Text"><text:span text:style-name="T29">nameShuffle("Donald Trump") </text:span></text:span></text:p>
            <text:p text:style-name="P48"/>
            <text:p text:style-name="P6"><text:span text:style-name="T35"><text:s/>str.split(' ').reverse().join(' '); </text:span><text:span text:style-name="Source_20_Text"><text:span text:style-name="T27">➞ "Trump Donald"</text:span></text:span></text:p>
            <text:p text:style-name="P6"/>
            <text:p text:style-name="P7">.push(value) <text:s/><text:span text:style-name="T2">jest używany w celu </text:span><text:span text:style-name="T33">przekazania , dodania</text:span><text:span text:style-name="T2"> elementu do tablicy:</text:span></text:p>
            <text:p text:style-name="P6"/>
            <text:p text:style-name="P6">let names = []; </text:p>
            <text:p text:style-name="P6">names.push(‘Kasia’); </text:p>
            <text:p text:style-name="P6">names[0] // ‘Kasia’</text:p>
            <text:p text:style-name="P6"/>
            <text:p text:style-name="P7">.pop()<text:span text:style-name="T2"> jest używany w celu </text:span><text:span text:style-name="T33">pobrania </text:span><text:span text:style-name="T2">ostatniego elementu z tablicy i zwrócenia go:</text:span></text:p>
            <text:p text:style-name="P6"/>
            <text:p text:style-name="P6">names.pop(); <text:s text:c="49"/></text:p>
            <text:p text:style-name="P6">Names.length; // 0</text:p>
            <text:p text:style-name="P6"/>
            <text:p text:style-name="P6"/>
            <text:p text:style-name="P6"/>
            <text:p text:style-name="P7">.shift () <text:span text:style-name="T2">Metoda <text:s/></text:span><text:span text:style-name="T33">pobrania pierwszego elementu i zwrócenia go</text:span><text:span text:style-name="T2">:</text:span></text:p>
            <text:p text:style-name="P6"/>
            <text:p text:style-name="P6">let names = [‘Bob’, ‘Jack’];</text:p>
            <text:p text:style-name="P6">console.log(names.shift()); // ‘Bob’ returned and removed from the array.</text:p>
            <text:p text:style-name="P6"/>
            <text:p text:style-name="P7">.unshift()<text:span text:style-name="T2"> Metota <text:s/></text:span><text:span text:style-name="T33">dodania elementu na początku tablicy</text:span><text:span text:style-name="T2">:</text:span></text:p>
            <text:p text:style-name="P6"/>
            <text:p text:style-name="P6"><text:soft-page-break/>names.unshift(‘Jackson’, ‘Bobson’); </text:p>
            <text:p text:style-name="P6">console.log(names); // ‘Jackson’, ‘Bobson’, ‘Bob’</text:p>
            <text:p text:style-name="P6"/>
            <text:p text:style-name="P7">.slice(start, end) <text:span text:style-name="T2"><text:s/>metoda </text:span><text:span text:style-name="T33"><text:s/>pobiera 2 części tablicy.</text:span><text:span text:style-name="T2"> Zaczyna się od indeksu początkowego i kończy na indeksie końcowym. Indeks końcowy nie jest uwzględniony: </text:span></text:p>
            <text:p text:style-name="P6"/>
            <text:p text:style-name="P6">let names = [‘Kasia’, ‘Ewa’, ‘Magda’, ‘Ada’, ‘Julia’, ‘Alejna’];</text:p>
            <text:p text:style-name="P6">names.slice(2, 4); // ‘Magda’, ‘Ada’</text:p>
            <text:p text:style-name="P6"/>
            <text:p text:style-name="P7">.indexOf(value)<text:span text:style-name="T32"> </text:span><text:span text:style-name="T33">zwraca indeks elementu w tablicy</text:span><text:span text:style-name="T2">:</text:span></text:p>
            <text:p text:style-name="P6"/>
            <text:p text:style-name="P6">let names = [‘Kasia’, ‘Ewa’];</text:p>
            <text:p text:style-name="P6">names.indexOf(‘Ewa’) // 1 </text:p>
            <text:p text:style-name="P6">names[names.indexOf(‘Kasia’)]; // ‘Kasia’</text:p>
            <text:p text:style-name="P6"/>
            <text:p text:style-name="P6">Najczęstszym problemem z tablicami jest zrozumienie, że <text:span text:style-name="T34">tablica - to obiekt</text:span>. Obiekty są przekazywane przez odniesienie. Powinieneś pamiętać, że obiekty będą porównywane nie przez ich zawartość, ale początkowe odniesienie. Jednak jego elementy mogą wskazywać te same wartości.</text:p>
            <text:p text:style-name="P6"/>
            <text:p text:style-name="P6"/>
            <text:p text:style-name="P6">Zwraca najmniejszą liczbę w tablicy</text:p>
            <text:p text:style-name="P6">składnia : </text:p>
            <text:p text:style-name="P61"><text:span text:style-name="Source_20_Text"><text:span text:style-name="T14">Math.min([</text:span></text:span><text:span text:style-name="Variable"><text:span text:style-name="T15">value1</text:span></text:span><text:span text:style-name="Source_20_Text"><text:span text:style-name="T14">[, </text:span></text:span><text:span text:style-name="Variable"><text:span text:style-name="T15">value2</text:span></text:span><text:span text:style-name="Source_20_Text"><text:span text:style-name="T14">[, ...]]])</text:span></text:span></text:p>
            <text:p text:style-name="P6"/>
            <text:p text:style-name="P6"/>
            <text:p text:style-name="P43"><text:span text:style-name="T4">return Math.max(...arr); <text:s text:c="11"/>// </text:span><text:span text:style-name="Source_20_Text"><text:span text:style-name="T30">findLargestNum([4, 5, 1, 3]) ➞ 5</text:span></text:span></text:p>
            <text:p text:style-name="P6"/>
            <text:p text:style-name="P6">function findLargestNum(arr) {</text:p>
            <text:p text:style-name="P6"><text:tab/>return Math.max(...arr);</text:p>
            <text:p text:style-name="P6">}</text:p>
            <text:p text:style-name="P6"/>
            <text:p text:style-name="P6"/>
            <text:p text:style-name="P6"/>
          </table:table-cell>
        </table:table-row>
      </table:table>
      <text:p text:style-name="P23"/>
      <text:p text:style-name="P1"/>
      <text:p text:style-name="P1"/>
      <text:p text:style-name="P1"/>
      <text:p text:style-name="P1"/>
      <text:p text:style-name="P1"/>
      <text:p text:style-name="P1"/>
      <table:table table:name="Tabela6" table:style-name="Tabela6">
        <table:table-column table:style-name="Tabela6.A"/>
        <table:table-column table:style-name="Tabela6.B"/>
        <text:soft-page-break/>
        <table:table-row>
          <table:table-cell table:style-name="Tabela6.A1" office:value-type="string">
            <text:p text:style-name="P15"/>
          </table:table-cell>
          <table:table-cell table:style-name="Tabela6.B1" office:value-type="string">
            <text:p text:style-name="P40"/>
          </table:table-cell>
        </table:table-row>
      </table:table>
      <text:p text:style-name="P23">SUMMARY : </text:p>
      <text:p text:style-name="P21">▪For <text:s/>loop is most common, though it gives its place to functional approach </text:p>
      <text:p text:style-name="P21">▪ Do while and while do are used seldom in modern web </text:p>
      <text:p text:style-name="P21">▪ Remember about correct breaking of iteration process </text:p>
      <text:p text:style-name="P21">▪ Remember about do while first iteration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3">Objects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3">object in object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3">methods </text:p>
            <text:p text:style-name="P5">(metody)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3">Declaration of object</text:p>
            <text:p text:style-name="P5"/>
            <text:p text:style-name="P5"/>
            <text:p text:style-name="P13">object properties</text:p>
            <text:p text:style-name="P5">(właściwości objektu)</text:p>
            <text:p text:style-name="P5"/>
            <text:p text:style-name="P5"/>
            <text:p text:style-name="P5"/>
            <text:p text:style-name="P5"/>
            <text:p text:style-name="P5"/>
            <text:p text:style-name="P13">value to a property of an object</text:p>
            <text:p text:style-name="P5">(wartość do właściwości obiektu)</text:p>
            <text:p text:style-name="P5"/>
            <text:p text:style-name="P5"><text:soft-page-break/></text:p>
            <text:p text:style-name="P5"/>
            <text:p text:style-name="P5"/>
            <text:p text:style-name="P5"/>
            <text:p text:style-name="P13">call methods an object</text:p>
            <text:p text:style-name="P5">(wywołanie metody obiektu)</text:p>
            <text:p text:style-name="P5"/>
            <text:p text:style-name="P19">Objects pitfalls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3">Objects</text:p>
            <text:p text:style-name="P13"><text:s/>Math.random()</text:p>
          </table:table-cell>
          <table:table-cell table:style-name="Tabela7.B1" office:value-type="string">
            <text:p text:style-name="P15">W JS obiekt jest jednostką logiczną, która łączy logicznie powiązane właściwości. </text:p>
            <text:p text:style-name="P6"/>
            <text:p text:style-name="P6">let cat = { </text:p>
            <text:p text:style-name="P6"><text:s text:c="5"/>size: “average”, </text:p>
            <text:p text:style-name="P6"><text:s text:c="5"/>color: “black”,</text:p>
            <text:p text:style-name="P6"><text:s text:c="5"/>name: “Kitty” </text:p>
            <text:p text:style-name="P6">};</text:p>
            <text:p text:style-name="P6"/>
            <text:p text:style-name="P6">Obiekt zadeklarowano kota. Ma właściwości logiczne (dla kota). Właściwości tego obiektu, podobnie jak zmienne, ale odizolowane od tego obiektu cat.</text:p>
            <text:p text:style-name="P6"/>
            <text:p text:style-name="P6">Jak widać - nie jesteśmy ograniczeni do używania tylko prymitywnych właściwości, możemy również używać obiektów w obiektach, obiektach w tablicach, tablicach w obiektach itp.</text:p>
            <text:p text:style-name="P6"/>
            <text:p text:style-name="P6">let cat = { </text:p>
            <text:p text:style-name="P6"><text:s text:c="4"/>size: “average”,</text:p>
            <text:p text:style-name="P6"><text:s text:c="4"/>color: “black”, </text:p>
            <text:p text:style-name="P6"><text:s text:c="4"/>name: “Kitty”, </text:p>
            <text:p text:style-name="P6"><text:s text:c="4"/>favoriteThings: { </text:p>
            <text:p text:style-name="P6"><text:s text:c="13"/>toys: [“Mouse”, “Big mouse”], </text:p>
            <text:p text:style-name="P6"><text:s text:c="13"/>meals: [“Whiskas”]</text:p>
            <text:p text:style-name="P6"><text:s text:c="3"/>} </text:p>
            <text:p text:style-name="P6">};</text:p>
            <text:p text:style-name="P6"/>
            <text:p text:style-name="P6"/>
            <text:p text:style-name="P16">Obiekty mają nie tylko właściwości, ale również metody. <text:s/>Oprócz właściwości obiekt może mieć wiele metod. Metody są jak akcje związane z tym obiektem logicznym.</text:p>
            <text:p text:style-name="P6"/>
            <text:p text:style-name="P6">let cat = { </text:p>
            <text:p text:style-name="P6"><text:s text:c="5"/>…, </text:p>
            <text:p text:style-name="P6"><text:s text:c="5"/>meow: function(){</text:p>
            <text:p text:style-name="P6"><text:s text:c="11"/>console.log(“I am a cat! Meow!”) </text:p>
            <text:p text:style-name="P6"><text:s text:c="4"/>} </text:p>
            <text:p text:style-name="P6">};</text:p>
            <text:p text:style-name="P6"/>
            <text:p text:style-name="P6">▪ let cat = new Object();</text:p>
            <text:p text:style-name="P6">▪ let cat = {};</text:p>
            <text:p text:style-name="P6"/>
            <text:p text:style-name="P6">Aby odczytać właściwości obiektu, możemy zrobić dwie rzeczy:</text:p>
            <text:p text:style-name="P6">▪ <text:s/>bezpośrednio: <text:span text:style-name="T1">cat.color;</text:span></text:p>
            <text:p text:style-name="P6">▪ <text:s/>przez nawiasy klamrowe: <text:span text:style-name="T1">cat ['color'];</text:span></text:p>
            <text:p text:style-name="P6">Oba sposoby są poprawne, a czasami drugi jest jedynym sposobem na odczytanie własności.</text:p>
            <text:p text:style-name="P6"><text:span text:style-name="T1">cat.favoriteThings ['toys'] [1] </text:span>- możemy użyć łańcucha poleceń czytania</text:p>
            <text:p text:style-name="P6"/>
            <text:p text:style-name="P6">Aby napisać wartość do właściwości obiektu możemy zrobić dwie rzeczy:</text:p>
            <text:p text:style-name="P6">▪ Napisz bezpośrednio: <text:span text:style-name="T1">cat.color = "Red";</text:span></text:p>
            <text:p text:style-name="P6">▪ Napisz przez nawiasy klamrowe: <text:span text:style-name="T1">cat ['color'] = "Red";</text:span></text:p>
            <text:p text:style-name="P6">Oba sposoby są poprawne, a czasami drugi jest jedynym sposobem na zmianę właściwości.</text:p>
            <text:p text:style-name="P6"><text:soft-page-break/>Możemy również utworzyć nową właściwość za pomocą tej metody:</text:p>
            <text:p text:style-name="P6"><text:span text:style-name="T1">cat.tailColor = "Red"; </text:span>// tailColor nie był obiektem typu cat, ale zostanie dodany teraz</text:p>
            <text:p text:style-name="P6"/>
            <text:p text:style-name="P6"/>
            <text:p text:style-name="P6">▪ bezpośrednio: <text:span text:style-name="T1">cat.meow (); </text:span></text:p>
            <text:p text:style-name="P6">▪ przez nawiasy klamrowe: <text:span text:style-name="T1">cat ['meow'] ();</text:span></text:p>
            <text:p text:style-name="P7"/>
            <text:p text:style-name="P7"/>
            <text:p text:style-name="P6">Najczęstszym problemem z obiektami jest to, że są one przekazywane przez odniesienie i często powoduje to pewne nieporozumienia.</text:p>
            <text:p text:style-name="P6"/>
            <text:p text:style-name="P6">let cat = {...}; </text:p>
            <text:p text:style-name="P6">let anotherCat = cat; </text:p>
            <text:p text:style-name="P6">cat.color = “Blue”; </text:p>
            <text:p text:style-name="P6">anotherCat.color; <text:s/>// będzie również niebieski, ponieważ są to te same obiekty</text:p>
            <text:p text:style-name="P7"/>
            <text:p text:style-name="P6">W JS jest bardzo pomocny obiekt Math, który ma mnóstwo przydatnych funkcji. Jedna z nich - .random() function:</text:p>
            <text:p text:style-name="P6"><text:span text:style-name="T1">Math.random (); </text:span>// 0,5689146912</text:p>
            <text:p text:style-name="P6">Możemy tworzyć losowe liczby na podstawie losowego wyniku:</text:p>
            <text:p text:style-name="P7">Number (Math.random () * 100) .toPrecision (4);</text:p>
            <text:p text:style-name="P6">Metoda .toPrecision () wycina niepotrzebną dokładność.</text:p>
            <text:p text:style-name="P6"/>
          </table:table-cell>
        </table:table-row>
      </table:table>
      <text:p text:style-name="P23">SUMMARY : </text:p>
      <text:p text:style-name="P20">▪ Obiekty są logicznie połączonymi wartościami i metodami </text:p>
      <text:p text:style-name="P20">▪ Możemy uzyskać dostęp lub zmienić właściwość lub metodę bezpośrednio lub za pomocą nawiasów </text:p>
      <text:p text:style-name="P20">▪ Metody są wywoływane za pomocą () na końcu wyrażenia </text:p>
      <text:p text:style-name="P20">▪ Obiekty mogą zawierać zagnieżdżone obiekty, tablice, tablice obiektów i itp. </text:p>
      <text:p text:style-name="P20">▪ Pamiętaj o przekazywaniu obiektu przez odniesienie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3">String object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.indexOf() and .length</text:p>
            <text:p text:style-name="P5"/>
            <text:p text:style-name="P5"/>
            <text:p text:style-name="P5"/>
            <text:p text:style-name="P5"/>
            <text:p text:style-name="P5">.slice() and .substring()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9">String objects pitfalls</text:p>
          </table:table-cell>
          <table:table-cell table:style-name="Tabela8.B1" office:value-type="string">
            <text:p text:style-name="P2">Wszystkie stringi są obiektami ... i prymitywami.</text:p>
            <text:p text:style-name="P2">Podobnie jak wszystkie inne obiekty, obiekt String ma własne metody i właściwości.</text:p>
            <text:p text:style-name="P2"/>
            <text:p text:style-name="P2">let a = ‘a’; <text:s text:c="16"/>let a1 = new String(‘a’);</text:p>
            <text:p text:style-name="P2">let b = ‘a’; <text:s text:c="15"/>let b1 = new String(‘a’);</text:p>
            <text:p text:style-name="P2"/>
            <text:p text:style-name="P2">a === b //true <text:s text:c="10"/>a1 === b1 // false</text:p>
            <text:p text:style-name="P2"/>
            <text:p text:style-name="P2">Pierwszy przykład tworzy string primitive i pracujemy z <text:s/>primitive. Jednak w drugim przypadku jawnie stworzyliśmy dwa różne obiekty. Zasadniczo dwa obiekty utworzone za pomocą <text:span text:style-name="T1">new</text:span> nie mogą być takie same, ponieważ wymusza się unikalność obiektów. Każdy obiekt ma inne odniesienie, nawet jeśli ma tę samą wartość.</text:p>
            <text:p text:style-name="P2"/>
            <text:p text:style-name="P2"><text:span text:style-name="T1">.indexOf(arg)</text:span> – metoda, która przeszukuje pierwsze wystąpienie String argument i zwraca jego index. Jeśli nie ma żadnych wystąpień, zwracane jest -1.</text:p>
            <text:p text:style-name="P2"><text:span text:style-name="T1">.length</text:span> - tak samo jak długość tablicy - zwraca długość ciągu znaków</text:p>
            <text:p text:style-name="P2">“asd”.length; // 3</text:p>
            <text:p text:style-name="P2"/>
            <text:p text:style-name="P4">.slice(start, stop) -<text:span text:style-name="T2"> <text:s/>metoda, która wyodrębnia część ciągu (string) i zwraca go. Index końcowy nie jest uwzględniony. Oryginalny ciąg nie jest modyfikowany</text:span></text:p>
            <text:p text:style-name="P3">‘asd’.slice(1, 2) // s</text:p>
            <text:p text:style-name="P3"/>
            <text:p text:style-name="P4">.substring(start, stop)<text:span text:style-name="T2"> - <text:s/>metoda, która wyodrębnia część ciągu (string) i zwraca go. Zasadniczo to samo, co .slice (). Jedyną różnicą jest zachowanie w niektórych niejednoznacznych przypadkach, takich jak koniec param mniejszy niż start param</text:span></text:p>
            <text:p text:style-name="P3">‘asd’.substring(2, -1); // as</text:p>
            <text:p text:style-name="P3"/>
            <text:p text:style-name="P3">Najczęstszy problem z obiektami typu string jest związany z jego niejednoznacznym <text:soft-page-break/>charakterem. Każdy ciąg jest object i jest primitive. Kluczową kwestią jest tutaj sposób ich tworzenia.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OpenSymbol" svg:font-family="OpenSymbol"/>
    <style:font-face style:name="Source Code Pro" svg:font-family="'Source Code Pro', monospace"/>
    <style:font-face style:name="Tahoma1" svg:font-family="Tahoma"/>
    <style:font-face style:name="consolas" svg:font-family="consolas, 'Liberation Mono', courier, monospace"/>
    <style:font-face style:name="inherit" svg:font-family="inherit"/>
    <style:font-face style:name="monospace" svg:font-family="monospace, Menlo, Consolas"/>
    <style:font-face style:name="monospace1" svg:font-family="monospace, monospace"/>
    <style:font-face style:name="sans-serif" svg:font-family="sans-serif"/>
    <style:font-face style:name="tahoma" svg:font-family="tahom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76cm" fo:margin-bottom="0.542cm" fo:margin-left="0.45cm" fo:margin-right="0.41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0H2M7S</meta:editing-duration>
    <meta:editing-cycles>119</meta:editing-cycles>
    <meta:generator>OpenOffice/4.1.1$Win32 OpenOffice.org_project/411m6$Build-9775</meta:generator>
    <dc:date>2019-01-30T15:07:56.70</dc:date>
    <dc:creator>jm jm</dc:creator>
    <meta:document-statistic meta:table-count="4" meta:image-count="0" meta:object-count="0" meta:page-count="6" meta:paragraph-count="159" meta:word-count="1053" meta:character-count="7266"/>
    <meta:user-defined meta:name="Info 1"/>
    <meta:user-defined meta:name="Info 2"/>
    <meta:user-defined meta:name="Info 3"/>
    <meta:user-defined meta:name="Info 4"/>
  </office:meta>
</office:document-meta>
</file>